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0.5291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3" style:family="table-cell" style:parent-style-name="Default">
      <style:table-cell-properties fo:wrap-option="wrap"/>
      <style:text-properties fo:font-size="12pt" style:font-size-asian="12pt" style:font-size-complex="12pt" fo:hyphenate="true"/>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3">
          <table:table-cell table:style-name="ce8" office:value-type="string" calcext:value-type="string">
            <text:p>FormFutura MAGICFILL Thermo PLA</text:p>
          </table:table-cell>
          <table:table-cell table:style-name="ce26" office:value-type="string" calcext:value-type="string">
            <text:p>PLA that changes color when warmer then 31 degrees. Below that ist is black and with more heat it goes from black, to grey to milk white at 100 degrees. Slightly stringy. Not that usefull if you want color change with body temp.</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4">
          <table:table-cell table:style-name="ce8" office:value-type="string" calcext:value-type="string">
            <text:p>PolySmooth</text:p>
          </table:table-cell>
          <table:table-cell table:style-name="ce27" office:value-type="string" calcext:value-type="string">
            <text:p>PLA like, brittle, small stringing. The surface can be smoothed with ISO 90% alcohol to achieve layer free models</text:p>
          </table:table-cell>
          <table:table-cell table:style-name="ce11" office:value-type="string" calcext:value-type="string">
            <text:p>0.30,,0.25,,0.20,,0.15,,0.10,,0.07</text:p>
          </table:table-cell>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3">
          <table:table-cell table:style-name="ce8" office:value-type="string" calcext:value-type="string">
            <text:p>uDiamond PLA by Carbodeon</text:p>
          </table:table-cell>
          <table:table-cell table:style-name="ce23" office:value-type="string" calcext:value-type="string">
            <text:p>PLA with very fast print speed! External with 40mm and looking good.,, <text:s/>Infill with 220mm and working. High strength,High stiffness.,, 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Wood with some flex to it, heat Deflection Temperature 95°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5">
          <table:table-cell table:style-name="ce11" office:value-type="string" calcext:value-type="string">
            <text:p>eSun PETG</text:p>
          </table:table-cell>
          <table:table-cell table:style-name="ce27" office:value-type="string" calcext:value-type="string">
            <text:p>Good Chinese PETG, a bit stringy, very felxible for PETG, does not break easy.</text:p>
          </table:table-cell>
          <table:table-cell table:style-name="ce32" office:value-type="string" calcext:value-type="string">
            <text:p>0.30,,0.25,,0.20,, 0.15,,0.10,, 0.07 beta</text:p>
          </table:table-cell>
        </table:table-row>
        <table:table-row table:style-name="ro4">
          <table:table-cell table:style-name="ce11" office:value-type="string" calcext:value-type="string">
            <text:p>Topzeal COLORCHANGE TCC PLA</text:p>
          </table:table-cell>
          <table:table-cell table:style-name="ce27" office:value-type="string" calcext:value-type="string">
            <text:p>Color change PLA with real colors from grey, white, yellow and red. Easy to print. Little stringing.</text:p>
          </table:table-cell>
          <table:table-cell table:style-name="ce32" office:value-type="string" calcext:value-type="string">
            <text:p>0.30,,0.25,,0.20,, 0.15,,0.10,, 0.07 beta</text:p>
          </table:table-cell>
        </table:table-row>
        <table:table-row table:style-name="ro6" table:number-rows-repeated="19">
          <table:table-cell table:style-name="ce11"/>
          <table:table-cell table:style-name="ce27"/>
          <table:table-cell table:style-name="ce11"/>
        </table:table-row>
        <table:table-row table:style-name="ro6" table:number-rows-repeated="6">
          <table:table-cell table:style-name="ce15"/>
          <table:table-cell table:style-name="ce29"/>
          <table:table-cell table:style-name="ce15"/>
        </table:table-row>
        <table:table-row table:style-name="ro7" table:number-rows-repeated="15">
          <table:table-cell table:style-name="ce16"/>
          <table:table-cell/>
          <table:table-cell table:style-name="ce16"/>
        </table:table-row>
        <table:table-row table:style-name="ro7" table:number-rows-repeated="1048490">
          <table:table-cell table:number-columns-repeated="3"/>
        </table:table-row>
        <table:table-row table:style-name="ro7">
          <table:table-cell table:number-columns-repeated="3"/>
        </table:table-row>
      </table:table>
      <table:named-expressions/>
      <table:database-ranges>
        <table:database-range table:name="__Anonymous_Sheet_DB__0" table:target-range-address="Sheet1.A2:Sheet1.C4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20:20:37.8318576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06-01T23:13:38.097802032</dc:date>
    <meta:editing-duration>P2DT18H38M44S</meta:editing-duration>
    <meta:editing-cycles>183</meta:editing-cycles>
    <meta:generator>LibreOffice/6.3.6.2$Linux_X86_64 LibreOffice_project/30$Build-2</meta:generator>
    <meta:document-statistic meta:table-count="1" meta:cell-count="135" meta:object-count="0"/>
  </office:meta>
</office:document-meta>
</file>